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542d"/>
    </style:style>
    <style:style style:name="P2" style:family="paragraph" style:parent-style-name="Standard">
      <style:text-properties officeooo:rsid="0005542d" officeooo:paragraph-rsid="0005542d"/>
    </style:style>
    <style:style style:name="P3" style:family="paragraph" style:parent-style-name="Standard">
      <style:text-properties officeooo:rsid="00071af6" officeooo:paragraph-rsid="00071af6"/>
    </style:style>
    <style:style style:name="P4" style:family="paragraph" style:parent-style-name="Standard">
      <style:text-properties officeooo:rsid="00071af6" officeooo:paragraph-rsid="00086811"/>
    </style:style>
    <style:style style:name="P5" style:family="paragraph" style:parent-style-name="Standard">
      <style:text-properties officeooo:rsid="00086811" officeooo:paragraph-rsid="00086811"/>
    </style:style>
    <style:style style:name="P6" style:family="paragraph" style:parent-style-name="Standard">
      <style:text-properties officeooo:rsid="00086811" officeooo:paragraph-rsid="0008dbff"/>
    </style:style>
    <style:style style:name="P7" style:family="paragraph" style:parent-style-name="Standard">
      <style:text-properties officeooo:rsid="0008dbff" officeooo:paragraph-rsid="0008dbff"/>
    </style:style>
    <style:style style:name="T1" style:family="text">
      <style:text-properties officeooo:rsid="00086811"/>
    </style:style>
    <style:style style:name="T2" style:family="text">
      <style:text-properties officeooo:rsid="0008dbff"/>
    </style:style>
    <style:style style:name="T3" style:family="text">
      <style:text-properties officeooo:rsid="000a34d3"/>
    </style:style>
    <style:style style:name="T4" style:family="text">
      <style:text-properties officeooo:rsid="000be5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iot <text:tab/><text:tab/><text:tab/><text:tab/><text:tab/><text:tab/><text:tab/><text:tab/>Martedi otto Febbaio Duemilaventiuno</text:p>
      <text:p text:style-name="P2">chauve </text:p>
      <text:p text:style-name="P2"><text:tab/></text:p>
      <text:p text:style-name="P2"><text:tab/><text:tab/><text:tab/><text:tab/><text:tab/>Compito in classe </text:p>
      <text:p text:style-name="P2"/>
      <text:p text:style-name="P7">PAP</text:p>
      <text:p text:style-name="P2"/>
      <text:p text:style-name="P2"/>
      <text:p text:style-name="P2">1. oggi è Martedi otto Febbaio Duemilaventiuno ; ieri era Lunedi sette ; l’altro ieri era Domenica ; domani sarà Marcoledi nove ; dopodomani sarà Govedi dici</text:p>
      <text:p text:style-name="P2"/>
      <text:p text:style-name="P2">2.</text:p>
      <text:p text:style-name="P2">La befana questa notte </text:p>
      <text:p text:style-name="P2">Scende giu dalle sue grotte </text:p>
      <text:p text:style-name="P2">v<text:span text:style-name="T2">i</text:span>eni avanti pian pianino</text:p>
      <text:p text:style-name="P2">si nesconde nel camino</text:p>
      <text:p text:style-name="P2"/>
      <text:p text:style-name="P2">Se vede che vi amate </text:p>
      <text:p text:style-name="P2">Se sente che giocate </text:p>
      <text:p text:style-name="P2">lascia ninnoli e balocci</text:p>
      <text:p text:style-name="P2">fiore e bombole con i fiocc<text:span text:style-name="T1">h</text:span>i</text:p>
      <text:p text:style-name="P2"/>
      <text:p text:style-name="P2">ma se sente a brontolare </text:p>
      <text:p text:style-name="P2">fare dispetti a tempestare</text:p>
      <text:p text:style-name="P2">vi distribuisce come doni </text:p>
      <text:p text:style-name="P2">solo cenere e carboni</text:p>
      <text:p text:style-name="P2"/>
      <text:p text:style-name="P3">3.</text:p>
      <text:p text:style-name="P3">La befana è una vecchia strega brutta, <text:span text:style-name="T2">viene il venticinche,</text:span> La befana è gentile perché distribuisce i doni, la befana porta solo cendere e carboni ai bambini che non sono bueni.</text:p>
      <text:p text:style-name="P3"/>
      <text:p text:style-name="P3">4.</text:p>
      <text:p text:style-name="P3">La befana abita nelle grotte. Nella prima strofa la bafana scende giu dalle sue grotte e v<text:span text:style-name="T2">i</text:span>eni avanti </text:p>
      <text:p text:style-name="P3">pian pianino si nesconde nel camino</text:p>
      <text:p text:style-name="P3"/>
      <text:p text:style-name="P4">5.il contrario di ‘’bella’’ è ‘’brutta’’ ; <text:span text:style-name="T1">‘’gentile’’ è ….. ; ‘’giovane’’ è ‘’vecchia’’ ; ‘’scendere giu’’ è …. ; ‘’nero’’ è </text:span><text:span text:style-name="T4">bianco </text:span></text:p>
      <text:p text:style-name="P4"/>
      <text:p text:style-name="P4"><text:span text:style-name="T1">6.</text:span></text:p>
      <text:p text:style-name="P4"><text:span text:style-name="T1">Quando nevica, vediamo i fiocchi di neve, sono bianca </text:span><text:s/></text:p>
      <text:p text:style-name="P4"/>
      <text:p text:style-name="P5">7.</text:p>
      <text:p text:style-name="P5">i due sinonimi di ‘’ i doni’’ sono ‘’<text:span text:style-name="T2">i </text:span>present<text:span text:style-name="T2">i</text:span>’’ e ‘’<text:span text:style-name="T2">i ragali’’</text:span> </text:p>
      <text:p text:style-name="P5"/>
      <text:p text:style-name="P5">8.</text:p>
      <text:p text:style-name="P5">a) la strega, una strega, le strege</text:p>
      <text:p text:style-name="P5">b) <text:span text:style-name="T3">questa notte, </text:span></text:p>
      <text:p text:style-name="P5">c) la grotta, le grotte</text:p>
      <text:p text:style-name="P5">d) il camino, un camino, i camini</text:p>
      <text:p text:style-name="P5">e) il ninnolo, i ninnoli</text:p>
      <text:p text:style-name="P5">f) la fiora, una fiora, le fiore</text:p>
      <text:p text:style-name="P5">g) la bombola, le bombole </text:p>
      <text:p text:style-name="P6"><text:soft-page-break/>h) <text:span text:style-name="T3">il dispetto, un dispetto, i dispetti </text:span></text:p>
      <text:p text:style-name="P6"><text:span text:style-name="T2">i) la cendera, le cendere</text:span></text:p>
      <text:p text:style-name="P6"><text:span text:style-name="T2">l) bianca di neve</text:span></text:p>
      <text:p text:style-name="P6"><text:span text:style-name="T2">m) cend</text:span><text:span text:style-name="T3">e</text:span><text:span text:style-name="T2">rillon </text:span></text:p>
      <text:p text:style-name="P6"><text:span text:style-name="T2">n) brontolare </text:span></text:p>
      <text:p text:style-name="P6"><text:span text:style-name="T2"><text:s/></text:span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8T10:09:58.663000000</meta:creation-date>
    <dc:date>2022-02-08T10:59:54.914000000</dc:date>
    <meta:editing-duration>PT7M35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43" meta:word-count="255" meta:character-count="1415" meta:non-whitespace-character-count="1167"/>
  </office:meta>
</office:document-meta>
</file>